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start" style:justify-single-word="false" fo:orphans="0" fo:widows="0" fo:hyphenation-ladder-count="no-limit" fo:padding-left="0in" fo:padding-right="0in" fo:padding-top="0in" fo:padding-bottom="0.0138in" fo:border-left="none" fo:border-right="none" fo:border-top="none" fo:border-bottom="0.26pt solid #000001" style:writing-mode="lr-tb">
        <style:tab-stops>
          <style:tab-stop style:position="6.65in" style:type="right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tandard">
      <style:paragraph-properties fo:text-align="center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orphans="0" fo:widows="0" fo:hyphenation-ladder-count="no-limit" style:writing-mode="lr-tb"/>
      <style:text-properties fo:font-style="normal" officeooo:rsid="001c3c26" officeooo:paragraph-rsid="001c3c26" style:font-style-asian="normal" style:font-style-complex="normal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orphans="0" fo:widows="0" fo:hyphenation-ladder-count="no-limit" fo:break-before="page" style:writing-mode="lr-tb"/>
      <style:text-properties fo:font-style="normal" officeooo:rsid="001c3c26" officeooo:paragraph-rsid="001c3c26" style:font-style-asian="normal" style:font-style-complex="normal" fo:hyphenate="false" fo:hyphenation-remain-char-count="2" fo:hyphenation-push-char-count="2"/>
    </style:style>
    <style:style style:name="P5" style:family="paragraph" style:parent-style-name="Überschrift_20_1" style:list-style-name="WWNum1">
      <style:paragraph-properties fo:margin-left="0.3in" fo:margin-right="0in" fo:margin-top="0.1665in" fo:margin-bottom="0.0835in" loext:contextual-spacing="false" fo:text-align="center" style:justify-single-word="false" fo:text-indent="-0.3in" style:auto-text-indent="false" fo:keep-with-next="always">
        <style:tab-stops/>
      </style:paragraph-properties>
    </style:style>
    <style:style style:name="P6" style:family="paragraph" style:parent-style-name="Überschrift_20_1" style:list-style-name="">
      <style:paragraph-properties fo:margin-top="0.1665in" fo:margin-bottom="0.0835in" loext:contextual-spacing="false" fo:keep-with-next="always"/>
    </style:style>
    <style:style style:name="P7" style:family="paragraph" style:parent-style-name="Überschrift_20_2" style:list-style-name="WWNum1">
      <style:paragraph-properties fo:margin-left="0.4in" fo:margin-right="0in" fo:margin-top="0.139in" fo:margin-bottom="0.0835in" loext:contextual-spacing="false" fo:text-indent="-0.4in" style:auto-text-indent="false" fo:keep-with-next="always">
        <style:tab-stops/>
      </style:paragraph-properties>
    </style:style>
    <style:style style:name="P8" style:family="paragraph" style:parent-style-name="Überschrift_20_2" style:list-style-name="WWNum1" style:master-page-name="Converted1">
      <style:paragraph-properties fo:margin-left="0.4in" fo:margin-right="0in" fo:margin-top="0in" fo:margin-bottom="0.1965in" loext:contextual-spacing="false" fo:text-indent="-0.4in" style:auto-text-indent="false" style:page-number="auto" fo:keep-with-next="always">
        <style:tab-stops>
          <style:tab-stop style:position="6.6929in" style:type="right"/>
        </style:tab-stops>
      </style:paragraph-properties>
    </style:style>
    <style:style style:name="P9" style:family="paragraph" style:parent-style-name="Überschrift_20_2" style:list-style-name="WWNum1">
      <style:paragraph-properties fo:margin-left="0.4in" fo:margin-right="0in" fo:margin-top="0in" fo:margin-bottom="0.0783in" loext:contextual-spacing="false" fo:text-indent="-0.4in" style:auto-text-indent="false" fo:keep-with-next="always">
        <style:tab-stops/>
      </style:paragraph-properties>
    </style:style>
    <style:style style:name="P10" style:family="paragraph" style:parent-style-name="Überschrift_20_2" style:list-style-name="WWNum1">
      <style:paragraph-properties fo:margin-left="0.4in" fo:margin-right="0in" fo:margin-top="0.0783in" fo:margin-bottom="0.0398in" loext:contextual-spacing="false" fo:text-indent="-0.4in" style:auto-text-indent="false" fo:keep-with-next="always">
        <style:tab-stops/>
      </style:paragraph-properties>
    </style:style>
    <style:style style:name="P11" style:family="paragraph" style:parent-style-name="Textkörper">
      <style:paragraph-properties fo:margin-top="0.3937in" fo:margin-bottom="1.5752in" loext:contextual-spacing="false" fo:line-height="150%" fo:text-align="center" style:justify-single-word="false"/>
      <style:text-properties fo:font-style="normal" officeooo:rsid="001c3c26" officeooo:paragraph-rsid="001c3c26" style:font-style-asian="normal" style:font-style-complex="normal"/>
    </style:style>
    <style:style style:name="P12" style:family="paragraph" style:parent-style-name="Textkörper">
      <style:paragraph-properties fo:margin-top="0in" fo:margin-bottom="0.0972in" loext:contextual-spacing="false" fo:line-height="120%"/>
    </style:style>
    <style:style style:name="P13" style:family="paragraph" style:parent-style-name="Textkörper">
      <style:paragraph-properties fo:margin-top="0in" fo:margin-bottom="0.0972in" loext:contextual-spacing="false" fo:line-height="120%" fo:text-align="center" style:justify-single-word="false"/>
    </style:style>
    <style:style style:name="P14" style:family="paragraph" style:parent-style-name="Textkörper">
      <style:paragraph-properties fo:margin-top="0in" fo:margin-bottom="0.0972in" loext:contextual-spacing="false" fo:line-height="120%"/>
      <style:text-properties fo:font-style="normal" officeooo:rsid="001c3c26" officeooo:paragraph-rsid="001c3c26" style:font-style-asian="normal" style:font-style-complex="normal"/>
    </style:style>
    <style:style style:name="P15" style:family="paragraph" style:parent-style-name="Textkörper" style:list-style-name="WWNum2">
      <style:paragraph-properties fo:margin-left="0.5in" fo:margin-right="0in" fo:margin-top="0in" fo:margin-bottom="0.0972in" loext:contextual-spacing="false" fo:line-height="120%" fo:text-align="start" style:justify-single-word="false" fo:text-indent="-0.25in" style:auto-text-indent="false">
        <style:tab-stops/>
      </style:paragraph-properties>
    </style:style>
    <style:style style:name="P16" style:family="paragraph" style:parent-style-name="Textkörper" style:list-style-name="WWNum3">
      <style:paragraph-properties fo:margin-left="0.5in" fo:margin-right="0in" fo:margin-top="0in" fo:margin-bottom="0.0972in" loext:contextual-spacing="false" fo:line-height="120%" fo:text-indent="-0.25in" style:auto-text-indent="false">
        <style:tab-stops/>
      </style:paragraph-properties>
      <style:text-properties fo:font-style="normal" officeooo:rsid="001c3c26" officeooo:paragraph-rsid="001c3c26" style:font-style-asian="normal" style:font-style-complex="normal"/>
    </style:style>
    <style:style style:name="P17" style:family="paragraph" style:parent-style-name="Titel" style:master-page-name="Standard">
      <style:paragraph-properties fo:margin-top="1.1811in" fo:margin-bottom="0.0783in" loext:contextual-spacing="false" fo:text-align="center" style:justify-single-word="false" style:page-number="auto" fo:keep-with-next="always"/>
    </style:style>
    <style:style style:name="P18" style:family="paragraph" style:parent-style-name="Titel">
      <style:paragraph-properties fo:margin-top="0.1665in" fo:margin-bottom="0.0835in" loext:contextual-spacing="false" fo:text-align="center" style:justify-single-word="false" fo:keep-with-next="always"/>
    </style:style>
    <style:style style:name="P19" style:family="paragraph" style:parent-style-name="Fußzeile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Fußzeile">
      <style:paragraph-properties fo:padding-left="0in" fo:padding-right="0in" fo:padding-top="0.0138in" fo:padding-bottom="0in" fo:border-left="none" fo:border-right="none" fo:border-top="0.26pt solid #000001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1" style:family="text">
      <style:text-properties fo:font-weight="normal" style:font-weight-asian="normal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4pt" fo:font-style="italic" style:font-size-asian="14pt" style:font-style-asian="italic"/>
    </style:style>
    <style:style style:name="T4" style:family="text">
      <style:text-properties style:font-name="Liberation Serif" fo:font-size="14pt" fo:font-style="italic" officeooo:rsid="001c3c26" style:font-size-asian="14pt" style:font-style-asian="italic"/>
    </style:style>
    <style:style style:name="T5" style:family="text">
      <style:text-properties style:font-name="Liberation Serif" fo:font-size="14pt" fo:font-weight="bold" style:font-size-asian="14pt" style:font-weight-asian="bold"/>
    </style:style>
    <style:style style:name="T6" style:family="text">
      <style:text-properties style:font-name="Liberation Serif" fo:font-size="14pt" fo:font-weight="bold" officeooo:rsid="001c3c26" style:font-size-asian="14pt" style:font-weight-asian="bold"/>
    </style:style>
    <style:style style:name="T7" style:family="text">
      <style:text-properties style:font-name="Liberation Serif" fo:font-size="14pt" style:font-size-asian="14pt"/>
    </style:style>
    <style:style style:name="T8" style:family="text">
      <style:text-properties style:font-name="Liberation Serif" fo:font-size="14pt" officeooo:rsid="001c3c26" style:font-size-asian="14pt"/>
    </style:style>
    <style:style style:name="T9" style:family="text">
      <style:text-properties style:font-name="Liberation Serif" fo:font-size="11pt" fo:font-weight="normal" style:font-size-asian="11pt" style:font-weight-asian="normal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style:font-size-asian="14pt"/>
    </style:style>
    <style:style style:name="T12" style:family="text">
      <style:text-properties fo:font-size="14pt" fo:font-weight="normal" style:font-size-asian="14pt" style:font-weight-asian="normal"/>
    </style:style>
    <style:style style:name="T13" style:family="text">
      <style:text-properties fo:color="#000000" style:font-name="Arial" fo:font-size="14pt" style:letter-kerning="true" style:font-name-asian="FreeSans" style:font-size-asian="14pt" style:language-asian="hi" style:country-asian="IN" style:font-name-complex="Arial1" style:font-size-complex="12pt" style:language-complex="de" style:country-complex="DE"/>
    </style:style>
    <style:style style:name="T14" style:family="text">
      <style:text-properties fo:color="#000000" style:font-name="Liberation Serif" fo:font-size="12pt" style:letter-kerning="true" style:font-name-asian="FreeSans" style:font-size-asian="12pt" style:language-asian="hi" style:country-asian="IN" style:font-name-complex="Liberation Serif1" style:font-size-complex="12pt" style:language-complex="de" style:country-complex="DE"/>
    </style:style>
    <style:style style:name="T15" style:family="text">
      <style:text-properties style:language-complex="de" style:country-complex="DE"/>
    </style:style>
    <style:style style:name="T16" style:family="text">
      <style:text-properties style:font-name="Liberation Sans1" fo:font-size="18pt" fo:font-weight="bold" style:font-name-asian="FreeSans" style:font-size-asian="18pt" style:font-weight-asian="bold"/>
    </style:style>
    <style:style style:name="T17" style:family="text">
      <style:text-properties officeooo:rsid="001c3c2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7">Projekt-Tagebuch</text:p>
        <text:p text:style-name="P18">zu unserem Greenfoot-Spiel</text:p>
        <text:p text:style-name="P11"><text:span text:style-name="T7">PACMAN</text:span></text:p>
        <text:p text:style-name="P13"><text:span text:style-name="T5">Team </text:span><text:span text:style-name="T6">B</text:span></text:p>
        <text:p text:style-name="P2"><text:span text:style-name="T10">Team-Mitglieder:</text:span></text:p>
        <text:p text:style-name="P3"><text:span text:style-name="T12">Ben Konrad Meyer</text:span></text:p>
        <text:p text:style-name="P3"><text:span text:style-name="T12">Max ???</text:span></text:p>
        <text:p text:style-name="P3"><text:span text:style-name="T12">Pascal ???</text:span></text:p>
        <text:p text:style-name="P4"><text:span text:style-name="T12"/></text:p>
        <text:list xml:id="list6277367925525899687" text:style-name="WWNum1">
          <text:list-item>
            <text:h text:style-name="P5" text:outline-level="1">Rahmenvereinbarungen zur Projektarbeit:</text:h>
          </text:list-item>
        </text:list>
        <text:list xml:id="list1329516875191572684" text:style-name="WWNum2">
          <text:list-item>
            <text:p text:style-name="P15"><text:span text:style-name="T7">Als Projektergebnis ist ein selbstständig erstelltes, interaktives Spiel auf Grundlage der Lernumgebung Greenfoot verabredet, das auch in Form eines Applets in eine Webseite integriert werden kann.</text:span></text:p>
          </text:list-item>
          <text:list-item>
            <text:p text:style-name="P15"><text:span text:style-name="T7">Das Spiel muss in Kleingruppen erstellt werden. Die Team-Mitglieder sind mit der späteren Veröffentlichung ihres Projektergebnisses auf der LLG-Website einverstanden.</text:span></text:p>
          </text:list-item>
          <text:list-item>
            <text:p text:style-name="P15"><text:span text:style-name="T7">Das Spiel muss Objekte aus mindestens drei verschiedenen Klassen enthalten.</text:span></text:p>
          </text:list-item>
          <text:list-item>
            <text:p text:style-name="P15"><text:span text:style-name="T7">Die Benutzer-Steuerung per Tastatur und / oder Maus muss möglich sein.</text:span></text:p>
          </text:list-item>
          <text:list-item>
            <text:p text:style-name="P15"><text:span text:style-name="T7">Es muss eine Kommunikation (Kollisionserkennung) zwischen den Figuren stattfinden (entweder mithilfe von Variablen oder durch das Senden von Nachrichten).</text:span></text:p>
          </text:list-item>
          <text:list-item>
            <text:p text:style-name="P15"><text:span text:style-name="T7">Bestandteil des Spieles muss ein Punktestandzähler oder ein Zeitzähler oder auch eine Statusanzeige (z. B. zu Attributwerten) sein.</text:span></text:p>
          </text:list-item>
          <text:list-item>
            <text:p text:style-name="P15"><text:span text:style-name="T7">Das Projekttagebuch muss den Arbeitsprozess ausführlich beschreiben. Zu jedem Projekttag ist der Name des verantwortlichen Autors notiert. Im Folgenden ist eine Musterseite vorbereitet.</text:span></text:p>
          </text:list-item>
          <text:list-item>
            <text:p text:style-name="P15"><text:span text:style-name="T7">Für die ausführliche Projekt-Beschreibung ist ein Pflichtenheft zu erstellen. Weitere Informationen dazu und Musterbeispiele findet man z. B. auf den unten gesammelten Links.</text:span></text:p>
          </text:list-item>
          <text:list-item>
            <text:p text:style-name="P15"><text:span text:style-name="T7">Zum verabredeten Abgabetermin muss das fertige Spiel präsentiert werden. Alle Projektergebnisse (Pflichtenheft, Projekttagebuch sowie die Dateien mit dem Quellcode) sind an diesem Tag in digitaler Form abzugeben.</text:span></text:p>
          </text:list-item>
        </text:list>
        <text:list xml:id="list203360545508489" text:continue-list="list6277367925525899687" text:style-name="WWNum1">
          <text:list-item>
            <text:list>
              <text:list-item>
                <text:h text:style-name="P7" text:outline-level="2"><text:span text:style-name="T9"/></text:h>
              </text:list-item>
            </text:list>
          </text:list-item>
        </text:list>
      </text:section>
      <text:list xml:id="list203359635996946" text:continue-numbering="true" text:style-name="WWNum1">
        <text:list-item>
          <text:list>
            <text:list-item>
              <text:h text:style-name="P8" text:outline-level="2">Datum: <text:span text:style-name="T17">29.3.2017</text:span><text:tab/>AutorIn:<text:span text:style-name="T17">Ben Konrad Meyer</text:span></text:h>
            </text:list-item>
            <text:list-item>
              <text:h text:style-name="P9" text:outline-level="2">Vorgaben (Sind alle zuletzt erteilten Aufträge abgeschlossen?)</text:h>
            </text:list-item>
          </text:list>
        </text:list-item>
      </text:list>
      <text:p text:style-name="P14"><text:span text:style-name="T7">Es wurden keine Aufträge vergeben.</text:span></text:p>
      <text:list xml:id="list203359302364846" text:continue-numbering="true" text:style-name="WWNum1">
        <text:list-item>
          <text:list>
            <text:list-item>
              <text:h text:style-name="P10" text:outline-level="2">Arbeitsziel (Was nehmen wir uns für heute vor?)</text:h>
            </text:list-item>
          </text:list>
        </text:list-item>
      </text:list>
      <text:p text:style-name="P14"><text:span text:style-name="T7">Die Grundstruktur und -art unseres Spiels festlegen. Wenn Zeit verbleiben sollte, bereits mit der Umsetzung beginnen </text:span></text:p>
      <text:list xml:id="list203360455545568" text:continue-numbering="true" text:style-name="WWNum1">
        <text:list-item>
          <text:list>
            <text:list-item>
              <text:h text:style-name="P10" text:outline-level="2">Aufgetretene Probleme / Fragen</text:h>
            </text:list-item>
          </text:list>
        </text:list-item>
      </text:list>
      <text:p text:style-name="P12"><text:span text:style-name="T7">Während der heutigen Arbeitsphase sind folgende Probleme / Fragen aufgetreten:</text:span></text:p>
      <text:list xml:id="list8584852445671579517" text:style-name="WWNum3">
        <text:list-item>
          <text:p text:style-name="P16"><text:span text:style-name="T7">Wo sollen wir Attribute wie die Leben eintragen? Im Pacman oder der Welt?</text:span></text:p>
          <text:p text:style-name="P16"><text:span text:style-name="T7">Lösung: Im Pacman. Von der Programmierung macht es wenig Unterschied <text:tab/>und im Pacman ist es intuitiver.</text:span></text:p>
        </text:list-item>
      </text:list>
      <text:list xml:id="list203359370239453" text:continue-list="list203360455545568" text:style-name="WWNum1">
        <text:list-item>
          <text:list>
            <text:list-item>
              <text:h text:style-name="P10" text:outline-level="2">Arbeitsergebnis (Was ist Stand heute geschafft?)</text:h>
            </text:list-item>
          </text:list>
        </text:list-item>
      </text:list>
      <text:p text:style-name="P12"><text:span text:style-name="T7">Während der heutigen Arbeitsphase haben wir folgende Projektziele umgesetzt:</text:span></text:p>
      <text:p text:style-name="P14"><text:span text:style-name="T8">W</text:span><text:span text:style-name="T7">ir haben Klassendiagramme erstellt und ein dementsprechendes Szenario auf GitHub hochgeladen, wo wir auch im weiteren Verlauf des Projektes unseren Code verwalten werden.</text:span></text:p>
      <text:list xml:id="list203359554170948" text:continue-numbering="true" text:style-name="WWNum1">
        <text:list-item>
          <text:list>
            <text:list-item>
              <text:h text:style-name="P10" text:outline-level="2">Verbleibende Arbeitsschritte (Was ist noch zu tun?)</text:h>
            </text:list-item>
          </text:list>
        </text:list-item>
      </text:list>
      <text:p text:style-name="P12"><text:span text:style-name="T7">Nach der heutigen Arbeitsphase sind noch folgende Projektziele zu erledigen:</text:span></text:p>
      <text:p text:style-name="P14"><text:span text:style-name="T7">Die gesamte Programmierung sowie sämtliche Grafiken.</text:span></text:p>
      <text:list xml:id="list203360820333403" text:continue-numbering="true" text:style-name="WWNum1">
        <text:list-item>
          <text:list>
            <text:list-item>
              <text:h text:style-name="P10" text:outline-level="2">Aufträge bis zum nächsten Projekttag (Wer erledigt was?)</text:h>
            </text:list-item>
          </text:list>
        </text:list-item>
      </text:list>
      <text:p text:style-name="P12"><text:span text:style-name="T2">Um am kommenden Projekttag gemeinsam und erfolgreich weiterzuarbeiten, ist es sinnvoll, zu diesen Aufträgen bereits Ergebnisse nutzen zu können:</text:span></text:p>
      <text:p text:style-name="P14"><text:span text:style-name="T7">Es wurden keine Aufgaben vergeb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de" style:country-complex="D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Überschrift_20_1" style:display-name="Überschrift 1" style:family="paragraph" style:default-outline-level="1" style:list-style-name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8pt" fo:font-weight="bold" style:font-name-asian="FreeSans" style:font-family-asian="FreeSans" style:font-family-generic-asian="system" style:font-pitch-asian="variable" style:font-size-asian="18pt" style:font-weight-asian="bold"/>
    </style:style>
    <style:style style:name="Überschrift_20_2" style:display-name="Überschrift 2" style:family="paragraph" style:default-outline-level="2" style:list-style-name="">
      <style:paragraph-properties fo:margin-top="0.139in" fo:margin-bottom="0.0835in" loext:contextual-spacing="false" fo:keep-with-next="always"/>
      <style:text-properties style:font-name="Liberation Sans1" fo:font-family="'Liberation Sans'" style:font-family-generic="roman" style:font-pitch="variable" fo:font-size="16pt" fo:font-weight="bold" style:font-name-asian="FreeSans" style:font-family-asian="FreeSans" style:font-family-generic-asian="system" style:font-pitch-asian="variable" style:font-size-asian="16pt" style:font-weight-asian="bold"/>
    </style:style>
    <style:style style:name="Überschrift_20_3" style:display-name="Überschrift 3" style:family="paragraph" style:default-outline-level="3" style:list-style-name="">
      <style:paragraph-properties fo:margin-top="0.0972in" fo:margin-bottom="0.0835in" loext:contextual-spacing="false" fo:keep-with-next="always"/>
      <style:text-properties fo:color="#808080" style:font-name="Liberation Sans1" fo:font-family="'Liberation Sans'" style:font-family-generic="roman" style:font-pitch="variable" fo:font-size="14pt" fo:font-weight="bold" style:font-name-asian="FreeSans" style:font-family-asian="FreeSans" style:font-family-generic-asian="system" style:font-pitch-asian="variable" style:font-size-asian="14pt" style:font-weight-asian="bold"/>
    </style:style>
    <style:style style:name="Überschrift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FreeSans" style:font-family-asian="FreeSans" style:font-family-generic-asian="system" style:font-pitch-asian="variable" style:font-size-asian="14pt"/>
    </style:style>
    <style:style style:name="Textkörper" style:family="paragraph" style:parent-style-name="Standard" style:default-outline-level="">
      <style:paragraph-properties fo:margin-top="0in" fo:margin-bottom="0.0972in" loext:contextual-spacing="false" fo:line-height="120%"/>
    </style:style>
    <style:style style:name="Liste" style:family="paragraph" style:parent-style-name="Textkörper" style:default-outline-level="">
      <style:paragraph-properties fo:margin-top="0in" fo:margin-bottom="0.0972in" loext:contextual-spacing="false" fo:line-height="120%"/>
      <style:text-properties style:font-name-asian="FreeSans" style:font-family-asian="FreeSans" style:font-family-generic-asian="system" style:font-pitch-asian="variable"/>
    </style:style>
    <style:style style:name="Beschriftung" style:family="paragraph" style:parent-style-name="Standard" style:default-outline-level="">
      <style:paragraph-properties fo:margin-top="0.0835in" fo:margin-bottom="0.0835in" loext:contextual-spacing="false"/>
      <style:text-properties fo:font-size="12pt" fo:font-style="italic" style:font-name-asian="FreeSans" style:font-family-asian="FreeSans" style:font-family-generic-asian="system" style:font-pitch-asian="variable" style:font-size-asian="12pt" style:font-style-asian="italic"/>
    </style:style>
    <style:style style:name="Verzeichnis" style:family="paragraph" style:parent-style-name="Standard" style:default-outline-level="">
      <style:text-properties style:font-name-asian="FreeSans" style:font-family-asian="FreeSans" style:font-family-generic-asian="system" style:font-pitch-asian="variable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el" style:family="paragraph" style:parent-style-name="Überschrift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FreeSans" style:font-family-asian="FreeSans" style:font-family-generic-asian="system" style:font-pitch-asian="variable" style:font-size-asian="28pt" style:font-weight-asian="bold"/>
    </style:style>
    <style:style style:name="Untertitel" style:family="paragraph" style:parent-style-name="Überschrift" style:default-outline-level="">
      <style:paragraph-properties fo:margin-top="0.0417in" fo:margin-bottom="0.0835in" loext:contextual-spacing="false" fo:text-align="center" style:justify-single-word="false" fo:keep-with-next="always"/>
      <style:text-properties style:font-name="Liberation Sans1" fo:font-family="'Liberation Sans'" style:font-family-generic="roman" style:font-pitch="variable" fo:font-size="18pt" style:font-name-asian="FreeSans" style:font-family-asian="FreeSans" style:font-family-generic-asian="system" style:font-pitch-asian="variable" style:font-size-asian="18pt"/>
    </style:style>
    <style:style style:name="Fußzeile" style:family="paragraph" style:parent-style-name="Standard" style:default-outline-level="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ßnote" style:family="paragraph" style:parent-style-name="Standard" style:default-outline-level="">
      <style:paragraph-properties fo:margin-left="0.2354in" fo:margin-right="0in" fo:text-indent="-0.2354in" style:auto-text-indent="false"/>
      <style:text-properties fo:font-size="10pt" style:font-size-asian="10pt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/>
      <style:text-properties fo:font-size="10pt" style:font-size-asian="10pt"/>
    </style:style>
    <style:style style:name="Kopfzeile" style:family="paragraph" style:parent-style-name="Standard" style:default-outline-level="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ßnotenzeichen" style:family="text"/>
    <style:style style:name="Fußnotenanker" style:family="text">
      <style:text-properties style:text-position="super 58%"/>
    </style:style>
    <style:style style:name="Endnotenzeichen" style:family="text"/>
    <style:style style:name="Endnotenanker" style:family="text">
      <style:text-properties style:text-position="super 58%"/>
    </style:style>
    <style:style style:name="Aufzählungszeichen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/>
    </style:style>
    <style:style style:name="Nummerierungszeichen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4pt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start" style:justify-single-word="false" fo:orphans="0" fo:widows="0" fo:hyphenation-ladder-count="no-limit" fo:padding-left="0in" fo:padding-right="0in" fo:padding-top="0in" fo:padding-bottom="0.0138in" fo:border-left="none" fo:border-right="none" fo:border-top="none" fo:border-bottom="0.26pt solid #000001" style:writing-mode="lr-tb">
        <style:tab-stops>
          <style:tab-stop style:position="6.65in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Fußzeile">
      <style:paragraph-properties fo:padding-left="0in" fo:padding-right="0in" fo:padding-top="0.0138in" fo:padding-bottom="0in" fo:border-left="none" fo:border-right="none" fo:border-top="0.26pt solid #000001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Überschrift_20_1" style:list-style-name="">
      <style:paragraph-properties fo:margin-top="0.1665in" fo:margin-bottom="0.0835in" loext:contextual-spacing="false" fo:keep-with-next="always"/>
    </style:style>
    <style:style style:name="MP4" style:family="paragraph" style:parent-style-name="Fußzeile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color="#000000" style:font-name="Arial" fo:font-size="14pt" style:letter-kerning="true" style:font-name-asian="FreeSans" style:font-size-asian="14pt" style:language-asian="hi" style:country-asian="IN" style:font-name-complex="Arial1" style:font-size-complex="12pt" style:language-complex="de" style:country-complex="DE"/>
    </style:style>
    <style:style style:name="MT2" style:family="text">
      <style:text-properties fo:color="#000000" style:font-name="Liberation Serif" fo:font-size="12pt" style:letter-kerning="true" style:font-name-asian="FreeSans" style:font-size-asian="12pt" style:language-asian="hi" style:country-asian="IN" style:font-name-complex="Liberation Serif1" style:font-size-complex="12pt" style:language-complex="de" style:country-complex="DE"/>
    </style:style>
    <style:style style:name="MT3" style:family="text">
      <style:text-properties style:font-name="Liberation Serif"/>
    </style:style>
    <style:style style:name="MT4" style:family="text">
      <style:text-properties style:font-name="Liberation Sans1" fo:font-size="18pt" fo:font-weight="bold" style:font-name-asian="FreeSans" style:font-size-asian="18pt" style:font-weight-asian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62in" fo:margin-left="0in" fo:margin-right="0in" fo:margin-bottom="0.6465in" style:dynamic-spacing="true"/>
      </style:header-style>
      <style:footer-style>
        <style:header-footer-properties fo:min-height="0.4307in" fo:margin-left="0in" fo:margin-right="0in" fo:margin-top="0.391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3367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74in" fo:margin-left="0in" fo:margin-right="0in" fo:margin-bottom="0.4484in" style:dynamic-spacing="true"/>
      </style:header-style>
      <style:footer-style>
        <style:header-footer-properties fo:min-height="0.4307in" fo:margin-left="0in" fo:margin-right="0in" fo:margin-top="0.391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andrat-Lucas-Gymnasium<text:tab/>Fach Informatik</text:span><text:line-break/><text:span text:style-name="MT1">Stufe EF</text:span><text:span text:style-name="MT2"> </text:span><text:span text:style-name="MT1">/ Kurs IF-GK1</text:span><text:span text:style-name="MT2"> </text:span><text:span text:style-name="MT1"><text:tab/>Schuljahr 2016/17</text:span></text:p>
      </style:header>
      <style:footer>
        <text:p text:style-name="MP2"><text:span text:style-name="MT3"><text:file-name text:display="name-and-extension">ef-if-gk-zmk_gf-projekt-tagebuch-muster_zmk_2017-03-29.rtf</text:file-name></text:span></text:p>
      </style:footer>
    </style:master-page>
    <style:master-page style:name="Converted1" style:page-layout-name="Mpm2">
      <style:header>
        <text:h text:style-name="MP3" text:outline-level="1"><text:span text:style-name="MT4">Projekt-Tagebuch des Teams GK x / Team y</text:span></text:h>
      </style:header>
      <style:footer>
        <text:p text:style-name="MP4"><text:span text:style-name="MT3"><text:file-name text:display="name-and-extension">ef-if-gk-zmk_gf-projekt-tagebuch-muster_zmk_2017-03-29.rtf</text:file-name></text:span><text:span text:style-name="MT3"><text:tab/>Seite </text:span><text:span text:style-name="MT3"><text:page-number text:select-page="current">3</text:page-number></text:span><text:span text:style-name="MT3"> von </text:span><text:span text:style-name="MT3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F-IF / Projekt-Tagebuch / Team GKx Name1 Name2 Name3 Name4</dc:title>
    <meta:initial-creator>Linux User</meta:initial-creator>
    <meta:creation-date>2015-03-15T15:14:00</meta:creation-date>
    <dc:date>2017-03-29T20:33:58.655449586</dc:date>
    <meta:editing-duration>PT9M5S</meta:editing-duration>
    <meta:editing-cycles>1</meta:editing-cycles>
    <meta:document-statistic meta:table-count="0" meta:image-count="0" meta:object-count="0" meta:page-count="3" meta:paragraph-count="40" meta:word-count="406" meta:character-count="3060" meta:non-whitespace-character-count="2701"/>
    <meta:generator>LibreOffice/5.1.6.2$Linux_x86 LibreOffice_project/10m0$Build-2</meta:generator>
  </office:meta>
</office:document-meta>
</file>